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1">
      <style:text-properties fo:background-color="transparent"/>
    </style:style>
    <style:style style:name="P11" style:family="paragraph" style:parent-style-name="Standard" style:list-style-name="L4">
      <style:text-properties fo:background-color="transparent"/>
    </style:style>
    <style:style style:name="P12" style:family="paragraph" style:parent-style-name="Standard">
      <style:paragraph-properties fo:text-align="start" style:justify-single-word="false"/>
      <style:text-properties fo:color="#ff0000" fo:font-weight="normal" style:font-weight-asian="normal" style:font-weight-complex="normal"/>
    </style:style>
    <style:style style:name="T1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wertungsschema für das Exposé</text:p>
      <text:p text:style-name="P2"/>
      <text:p text:style-name="P4">von</text:p>
      <text:p text:style-name="P4"/>
      <text:p text:style-name="P4">Michael Bornemann</text:p>
      <text:p text:style-name="P4"/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Kriterium </text:p>
          </table:table-cell>
          <table:table-cell table:style-name="Tabelle1.B1" office:value-type="string">
            <text:p text:style-name="P6">Max. je 3 Punkte </text:p>
          </table:table-cell>
        </table:table-row>
        <table:table-row>
          <table:table-cell table:style-name="Tabelle1.A2" office:value-type="string">
            <text:p text:style-name="P5">Verortung des Themas</text:p>
          </table:table-cell>
          <table:table-cell table:style-name="Tabelle1.B2" office:value-type="float" office:value="3">
            <text:p text:style-name="P5">3</text:p>
          </table:table-cell>
        </table:table-row>
        <table:table-row>
          <table:table-cell table:style-name="Tabelle1.A2" office:value-type="string">
            <text:p text:style-name="P5">Extreme Programming und seine Umsetzung</text:p>
          </table:table-cell>
          <table:table-cell table:style-name="Tabelle1.B2" office:value-type="float" office:value="3">
            <text:p text:style-name="P5">3</text:p>
          </table:table-cell>
        </table:table-row>
        <table:table-row>
          <table:table-cell table:style-name="Tabelle1.A2" office:value-type="string">
            <text:p text:style-name="P5">Storycards</text:p>
          </table:table-cell>
          <table:table-cell table:style-name="Tabelle1.B2" office:value-type="float" office:value="3">
            <text:p text:style-name="P5">3</text:p>
          </table:table-cell>
        </table:table-row>
        <table:table-row>
          <table:table-cell table:style-name="Tabelle1.A2" office:value-type="string">
            <text:p text:style-name="P5">Materialien und Quellen</text:p>
          </table:table-cell>
          <table:table-cell table:style-name="Tabelle1.B2" office:value-type="float" office:value="3">
            <text:p text:style-name="P5">3</text:p>
          </table:table-cell>
        </table:table-row>
        <table:table-row>
          <table:table-cell table:style-name="Tabelle1.A2" office:value-type="string">
            <text:p text:style-name="P5">Arbeitsplan und formale Anforderungen an das Exposé</text:p>
          </table:table-cell>
          <table:table-cell table:style-name="Tabelle1.B2" office:value-type="float" office:value="3">
            <text:p text:style-name="P5">3</text:p>
          </table:table-cell>
        </table:table-row>
        <table:table-row>
          <table:table-cell table:style-name="Tabelle1.A2" office:value-type="string">
            <text:p text:style-name="P6">Summe</text:p>
          </table:table-cell>
          <table:table-cell table:style-name="Tabelle1.B2" table:formula="ooow:sum &lt;B2:B6&gt;" office:value-type="float" office:value="15">
            <text:p text:style-name="P5">15</text:p>
          </table:table-cell>
        </table:table-row>
      </table:table>
      <text:p text:style-name="P4"/>
      <text:p text:style-name="P1">Anforderungen an die Seminararbeit:</text:p>
      <text:p text:style-name="Standard"/>
      <text:list xml:id="list5601220586348391454" text:style-name="L1">
        <text:list-item>
          <text:p text:style-name="P7">Die Verortung des Spiels/der Simulation in der Computerspiel-Literatur</text:p>
        </text:list-item>
        <text:list-item>
          <text:p text:style-name="P7">Beschreibung, welche <text:s/>Komponenten des XP in der Arbeit betrachtet werden sollen: Bisher im Unterricht praktizierte und evtl. neue. <text:span text:style-name="T1">Für die Seminararbeit auswählen!</text:span></text:p>
        </text:list-item>
        <text:list-item>
          <text:p text:style-name="P7">Darstellung aller Storycards mit passendem Testszenario</text:p>
        </text:list-item>
        <text:list-item>
          <text:p text:style-name="P7">Bei zwei exemplarisch ausgewählten Storycards (jeweils mit Erklärungen): <text:span text:style-name="T1">Noch aussuchen!</text:span></text:p>
        </text:list-item>
      </text:list>
      <text:list xml:id="list870220133779820663" text:style-name="L2">
        <text:list-item>
          <text:list>
            <text:list-item>
              <text:p text:style-name="P8">Aktuelles Klassendiagramm</text:p>
            </text:list-item>
            <text:list-item>
              <text:p text:style-name="P8">Ein gehaltvolles Struktogramm und der damit modellierte Quellcode </text:p>
            </text:list-item>
            <text:list-item>
              <text:p text:style-name="P8">Ein Sequenzdiagramm und der damit modellierte Quellcode in den beteiligten Klassen</text:p>
            </text:list-item>
            <text:list-item>
              <text:p text:style-name="P8">Beim Erstellen des jeweiligen Prototypen eingesetzte Komponenten des XP</text:p>
            </text:list-item>
            <text:list-item>
              <text:p text:style-name="P8">Den jeweils am Ende der Umsetzung vorliegende Prototyp auf USB-Stick</text:p>
            </text:list-item>
          </text:list>
        </text:list-item>
      </text:list>
      <text:list xml:id="list36174353" text:continue-list="list5601220586348391454" text:style-name="L1">
        <text:list-item>
          <text:p text:style-name="P7">Das Endprodukt der Implementierung:</text:p>
        </text:list-item>
      </text:list>
      <text:list xml:id="list8764127108827406465" text:style-name="L3">
        <text:list-item>
          <text:list>
            <text:list-item>
              <text:p text:style-name="P9">Klassendiagramm </text:p>
            </text:list-item>
            <text:list-item>
              <text:p text:style-name="P9">Quellcode auf USB-Stick</text:p>
            </text:list-item>
            <text:list-item>
              <text:p text:style-name="P9">Eine kurze Erklärung zur Bedienung der erstellten Software</text:p>
            </text:list-item>
          </text:list>
        </text:list-item>
      </text:list>
      <text:list xml:id="list36196208" text:continue-list="list36174353" text:style-name="L1">
        <text:list-item>
          <text:p text:style-name="P10">Als Schluss: Nicht vergessen!</text:p>
        </text:list-item>
      </text:list>
      <text:list xml:id="list1760953597050418519" text:style-name="L4">
        <text:list-item>
          <text:list>
            <text:list-item>
              <text:p text:style-name="P11">Wie haben sich die eingesetzten Komponenten des XP bewährt: hilfreich, aufwändig, dienten dem Überblick, für mich nicht machbar etc. ?</text:p>
            </text:list-item>
            <text:list-item>
              <text:p text:style-name="P11">Wie ist die Rolle des Lehrers einzuschätzen: zu aktiv, zu passiv, stört etc. ?</text:p>
            </text:list-item>
            <text:list-item>
              <text:p text:style-name="P11">Welche Verbesserungsvorschläge ergeben sich aus deiner Tätigkeit für die nächste Entwicklung einer Software?</text:p>
            </text:list-item>
          </text:list>
        </text:list-item>
      </text:list>
      <text:list xml:id="list36180696" text:continue-list="list36196208" text:style-name="L1">
        <text:list-item>
          <text:p text:style-name="P7">Literaturverzeichnis</text:p>
        </text:list-item>
        <text:list-item>
          <text:p text:style-name="P7">Quellen aus dem Internet</text:p>
        </text:list-item>
        <text:list-item>
          <text:p text:style-name="P7">Verwendete Software</text:p>
        </text:list-item>
      </text:list>
      <text:p text:style-name="P2"/>
      <text:p text:style-name="P3"/>
      <text:p text:style-name="P3"/>
      <text:p text:style-name="P3">Außerdem zu besprechen:</text:p>
      <text:p text:style-name="P3"/>
      <text:p text:style-name="P12">Diagramme</text:p>
      <text:p text:style-name="P12">Anforderungen an die Seminararbeit durchgehen: Titel der Arbeit 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3-31T08:12:42.45</meta:creation-date>
    <dc:date>2016-04-05T16:01:35.44</dc:date>
    <meta:editing-duration>PT23M56S</meta:editing-duration>
    <meta:editing-cycles>5</meta:editing-cycles>
    <meta:generator>OpenOffice/4.1.2$Win32 OpenOffice.org_project/412m3$Build-9782</meta:generator>
    <meta:document-statistic meta:table-count="1" meta:image-count="0" meta:object-count="0" meta:page-count="2" meta:paragraph-count="41" meta:word-count="234" meta:character-count="1625"/>
  </office:meta>
</office:document-meta>
</file>